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b72" officeooo:paragraph-rsid="000e7b72"/>
    </style:style>
    <style:style style:name="P2" style:family="paragraph" style:parent-style-name="Standard">
      <style:text-properties officeooo:paragraph-rsid="000e7b72"/>
    </style:style>
    <style:style style:name="P3" style:family="paragraph" style:parent-style-name="Table_20_Contents">
      <style:text-properties officeooo:rsid="000e7b72" officeooo:paragraph-rsid="000e7b72"/>
    </style:style>
    <style:style style:name="P4" style:family="paragraph" style:parent-style-name="Table_20_Contents">
      <style:text-properties officeooo:paragraph-rsid="000e7b72"/>
    </style:style>
    <style:style style:name="P5" style:family="paragraph" style:parent-style-name="Table_20_Contents">
      <style:text-properties officeooo:rsid="000fcd5e" officeooo:paragraph-rsid="000fcd5e"/>
    </style:style>
    <style:style style:name="T1" style:family="text">
      <style:text-properties officeooo:rsid="000e7b72"/>
    </style:style>
    <style:style style:name="T2" style:family="text">
      <style:text-properties officeooo:rsid="000fc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Request a taxi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User</text:p>
          </table:table-cell>
        </table:table-row>
        <table:table-row>
          <table:table-cell table:style-name="Table1.A2" office:value-type="string">
            <text:p text:style-name="P3">Entry condition</text:p>
          </table:table-cell>
          <table:table-cell table:style-name="Table1.B2" office:value-type="string">
            <text:p text:style-name="P3">The user press the “Call Taxi” button in the app.</text:p>
          </table:table-cell>
        </table:table-row>
        <table:table-row>
          <table:table-cell table:style-name="Table1.A2" office:value-type="string">
            <text:p text:style-name="P3">Flow of events</text:p>
          </table:table-cell>
          <table:table-cell table:style-name="Table1.B2" office:value-type="string">
            <text:p text:style-name="Table_20_Contents">- <text:span text:style-name="T1">the mobile app. Of the user detects the GPS location</text:span></text:p>
            <text:p text:style-name="Table_20_Contents">- <text:span text:style-name="T1">the mobile app create a taxi request</text:span></text:p>
            <text:p text:style-name="Table_20_Contents">- <text:span text:style-name="T1">the mobile app forwar the request to the system</text:span></text:p>
            <text:p text:style-name="Table_20_Contents">- <text:span text:style-name="T1">the system receives the request</text:span></text:p>
            <text:p text:style-name="Table_20_Contents">- <text:span text:style-name="T1">the system extracts the GPS location from the request</text:span></text:p>
            <text:p text:style-name="Table_20_Contents">- <text:span text:style-name="T1">the system computes the zone where the user </text:span></text:p>
            <text:p text:style-name="Table_20_Contents">- <text:span text:style-name="T1">the system selects the first available taxi driver from that zone queue </text:span></text:p>
            <text:p text:style-name="Table_20_Contents">- <text:span text:style-name="T1">the system sends the request to the taxi driver</text:span></text:p>
            <text:p text:style-name="Table_20_Contents">- <text:span text:style-name="T1">the taxi driver receives the request</text:span></text:p>
            <text:p text:style-name="Table_20_Contents">- <text:span text:style-name="T1">the taxi driver accepts the request</text:span></text:p>
            <text:p text:style-name="Table_20_Contents">- <text:span text:style-name="T1">the mobile app. Of the taxi driver sends a confirmation to the system.</text:span></text:p>
            <text:p text:style-name="Table_20_Contents">- <text:span text:style-name="T1">the system receives the confirmation</text:span></text:p>
            <text:p text:style-name="Table_20_Contents">- <text:span text:style-name="T1">the system send a confirmation to the user</text:span></text:p>
          </table:table-cell>
        </table:table-row>
        <table:table-row>
          <table:table-cell table:style-name="Table1.A2" office:value-type="string">
            <text:p text:style-name="P3">Exit condition</text:p>
          </table:table-cell>
          <table:table-cell table:style-name="Table1.B2" office:value-type="string">
            <text:p text:style-name="P3">The <text:span text:style-name="T2">taxi driver confirm that the user is on board (?????)</text:span></text:p>
          </table:table-cell>
        </table:table-row>
        <table:table-row>
          <table:table-cell table:style-name="Table1.A2" office:value-type="string">
            <text:p text:style-name="P3">Exceptions</text:p>
          </table:table-cell>
          <table:table-cell table:style-name="Table1.B2" office:value-type="string">
            <text:p text:style-name="P5">- If the user mobile app cannot receive the GPS location, the user must insert his position manually.</text:p>
            <text:p text:style-name="P5">- If the user cannot connect to Internet, he cannot call a taxi.</text:p>
            <text:p text:style-name="P5">- If the taxi driver cannot connect to Internet, he has to pass this ride.</text:p>
          </table:table-cell>
        </table:table-row>
        <table:table-row>
          <table:table-cell table:style-name="Table1.A2" office:value-type="string">
            <text:p text:style-name="P3">Special requirement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Name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Actors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Entry condition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Flow of events</text:p>
          </table:table-cell>
          <table:table-cell table:style-name="Table2.B2" office:value-type="string">
            <text:p text:style-name="Table_20_Contents">- <text:span text:style-name="T1">the mobile app. Of the user detects the GPS location</text:span></text:p>
            <text:p text:style-name="Table_20_Contents">- <text:span text:style-name="T1">the mobile app forwar the request to the system</text:span></text:p>
            <text:p text:style-name="Table_20_Contents">- <text:span text:style-name="T1">the system extracts the GPS location from the request</text:span></text:p>
            <text:p text:style-name="Table_20_Contents">- <text:span text:style-name="T1">the system computes the zone where the user is</text:span></text:p>
            <text:p text:style-name="Table_20_Contents">- <text:span text:style-name="T1">the system selects the first available taxi driver from that zone queue </text:span></text:p>
            <text:p text:style-name="Table_20_Contents">- <text:span text:style-name="T1">the system sends the request to the taxi driver</text:span></text:p>
            <text:p text:style-name="Table_20_Contents"><text:soft-page-break/>- <text:span text:style-name="T1">the taxi driver accepts the request by pressing a button on his mobile app</text:span></text:p>
            <text:p text:style-name="Table_20_Contents">- <text:span text:style-name="T1">the system send a confirmation to the user</text:span></text:p>
          </table:table-cell>
        </table:table-row>
        <table:table-row>
          <table:table-cell table:style-name="Table2.A2" office:value-type="string">
            <text:p text:style-name="P3">Exit condition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Exceptions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3">Special requirements</text:p>
          </table:table-cell>
          <table:table-cell table:style-name="Table2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6:54:16.064545134</meta:creation-date>
    <dc:date>2015-11-01T17:29:03.088224523</dc:date>
    <meta:editing-duration>PT4M26S</meta:editing-duration>
    <meta:editing-cycles>1</meta:editing-cycles>
    <meta:document-statistic meta:table-count="2" meta:image-count="0" meta:object-count="0" meta:page-count="2" meta:paragraph-count="42" meta:word-count="303" meta:character-count="1605" meta:non-whitespace-character-count="1341"/>
    <meta:generator>LibreOffice/4.2.8.2$Linux_x86 LibreOffice_project/420m0$Build-2</meta:generator>
  </office:meta>
</office:document-meta>
</file>